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70%" draw:textarea-horizontal-align="justify" draw:textarea-vertical-align="middle" draw:auto-grow-height="false" fo:min-height="9.75cm" fo:min-width="18.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2.6cm"/>
      <style:paragraph-properties style:writing-mode="lr-tb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 fo:min-height="2.35cm" fo:min-width="2.6cm"/>
      <style:paragraph-properties style:writing-mode="lr-tb"/>
    </style:style>
    <style:style style:name="gr5" style:family="graphic" style:parent-style-name="standard">
      <style:graphic-properties svg:stroke-width="0.053cm" svg:stroke-color="#1c1c1c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2.35cm" fo:min-width="2.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2.35cm" fo:min-width="2.6cm"/>
      <style:paragraph-properties style:writing-mode="lr-tb"/>
    </style:style>
    <style:style style:name="gr9" style:family="graphic" style:parent-style-name="standard">
      <style:graphic-properties svg:stroke-width="0.035cm" svg:stroke-color="#333333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9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draw:fill-color="#b2b2b2" draw:opacity="70%" draw:textarea-horizontal-align="justify" draw:textarea-vertical-align="middle" draw:auto-grow-height="false" fo:min-height="11.45cm" fo:min-width="14.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1cm" fo:min-width="2.06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25cm" fo:min-width="2.5cm"/>
      <style:paragraph-properties style:writing-mode="lr-tb"/>
    </style:style>
    <style:style style:name="gr21" style:family="graphic" style:parent-style-name="standard">
      <style:graphic-properties draw:stroke="solid" svg:stroke-width="0.053cm" svg:stroke-color="#1c1c1c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53cm"/>
      <style:paragraph-properties style:writing-mode="lr-tb"/>
    </style:style>
    <style:style style:name="co1" style:family="table-column">
      <style:table-column-properties style:column-width="0.892cm" style:use-optimal-column-width="false"/>
    </style:style>
    <style:style style:name="co2" style:family="table-column">
      <style:table-column-properties style:column-width="0.911cm" style:use-optimal-column-width="false"/>
    </style:style>
    <style:style style:name="co3" style:family="table-column">
      <style:table-column-properties style:column-width="3.11cm" style:use-optimal-column-width="false"/>
    </style:style>
    <style:style style:name="co4" style:family="table-column">
      <style:table-column-properties style:column-width="10.081cm" style:use-optimal-column-width="false"/>
    </style:style>
    <style:style style:name="co5" style:family="table-column">
      <style:table-column-properties style:column-width="11.209cm" style:use-optimal-column-width="false"/>
    </style:style>
    <style:style style:name="co6" style:family="table-column">
      <style:table-column-properties style:column-width="11.239cm" style:use-optimal-column-width="false"/>
    </style:style>
    <style:style style:name="co7" style:family="table-column">
      <style:table-column-properties style:column-width="10.051cm" style:use-optimal-column-width="false"/>
    </style:style>
    <style:style style:name="ro1" style:family="table-row">
      <style:table-row-properties style:row-height="0.655cm" style:use-optimal-row-height="false"/>
    </style:style>
    <style:style style:name="ro2" style:family="table-row">
      <style:table-row-properties style:row-height="1.796cm" style:use-optimal-row-height="false"/>
    </style:style>
    <style:style style:name="ro3" style:family="table-row">
      <style:table-row-properties style:row-height="2.133cm" style:use-optimal-row-height="false"/>
    </style:style>
    <style:style style:name="ro4" style:family="table-row">
      <style:table-row-properties style:row-height="2.137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font-size="10pt" style:font-size-asian="10pt" style:font-size-complex="10pt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top"/>
      <style:paragraph-properties fo:text-align="start"/>
    </style:style>
    <style:style style:name="ce5" style:family="table-cell">
      <loext:graphic-properties draw:textarea-vertical-align="middle"/>
      <style:paragraph-properties fo:text-align="start"/>
    </style:style>
    <style:style style:name="P1" style:family="paragraph">
      <loext:graphic-properties draw:fill-color="#b2b2b2" draw:opacity="70%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999999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999999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33% 58%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er0" svg:width="18.8cm" svg:height="10cm" svg:x="4.6cm" svg:y="6.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er0" svg:width="1.709cm" svg:height="0.962cm" svg:x="4.6cm" svg:y="6.4cm">
            <draw:text-box>
              <text:p>TB</text:p>
            </draw:text-box>
          </draw:frame>
        </draw:g>
        <draw:custom-shape draw:style-name="gr3" draw:text-style-name="P3" xml:id="id2" draw:id="id2" draw:layer="layout" svg:width="3.1cm" svg:height="2.6cm" svg:x="12.6cm" svg:y="9.6cm">
          <text:p text:style-name="P3"><text:span text:style-name="T1">Disto</text:span><text:span text:style-name="T1">rtion</text:span></text:p>
          <text:p text:style-name="P3"><text:span text:style-name="T1">Corr</text:span><text:span text:style-name="T1">e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1cm" svg:height="2.6cm" svg:x="5.5cm" svg:y="9.6cm">
          <text:p text:style-name="P3"><text:span text:style-name="T1">ROM</text:span></text:p>
          <text:p text:style-name="P3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8.6cm" svg:y1="10.9cm" svg:x2="12.6cm" svg:y2="10.9cm" draw:start-shape="id1" draw:start-glue-point="1" draw:end-shape="id2" draw:end-glue-point="3" svg:d="M8600 10900h4000" svg:viewBox="0 0 4001 1">
          <text:p/>
        </draw:connector>
        <draw:custom-shape draw:style-name="gr6" draw:text-style-name="P6" xml:id="id3" draw:id="id3" draw:layer="layout" svg:width="3.1cm" svg:height="2.6cm" svg:x="19.5cm" svg:y="9.6cm">
          <text:p text:style-name="P3"><text:span text:style-name="T1">AXI-Stream</text:span></text:p>
          <text:p text:style-name="P3"><text:span text:style-name="T1">to</text:span></text:p>
          <text:p text:style-name="P3"><text:span text:style-name="T1">TEXT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5.7cm" svg:y1="10.9cm" svg:x2="19.5cm" svg:y2="10.9cm" draw:start-shape="id2" draw:start-glue-point="1" draw:end-shape="id3" draw:end-glue-point="3" svg:d="M15700 10900h3800" svg:viewBox="0 0 3801 1">
          <text:p/>
        </draw:connector>
        <draw:custom-shape draw:style-name="gr8" draw:text-style-name="P7" xml:id="id4" draw:id="id4" draw:layer="layout" svg:width="3.1cm" svg:height="2.6cm" svg:x="1.2cm" svg:y="12cm">
          <text:p text:style-name="P3"><text:span text:style-name="T1">image_in.jp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.75cm" svg:y1="12cm" svg:x2="5.5cm" svg:y2="10.9cm" draw:start-shape="id4" draw:start-glue-point="0" draw:end-shape="id1" draw:end-glue-point="3" svg:d="M2750 12000v-1100h2750" svg:viewBox="0 0 2751 1101">
          <text:p/>
        </draw:connector>
        <draw:custom-shape draw:style-name="gr8" draw:text-style-name="P7" xml:id="id5" draw:id="id5" draw:layer="layout" svg:width="3.1cm" svg:height="2.6cm" svg:x="23.7cm" svg:y="12cm">
          <text:p text:style-name="P3"><text:span text:style-name="T1">video_out.yu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2.6cm" svg:y1="10.9cm" svg:x2="25.25cm" svg:y2="12cm" draw:start-shape="id3" draw:start-glue-point="1" draw:end-shape="id5" draw:end-glue-point="0" svg:d="M22600 10900h2650v1100" svg:viewBox="0 0 2651 1101">
          <text:p/>
        </draw:connector>
        <draw:connector draw:style-name="gr9" draw:text-style-name="P5" draw:layer="layout" svg:x1="14.15cm" svg:y1="9.6cm" svg:x2="14.15cm" svg:y2="8.4cm" draw:start-shape="id2" draw:start-glue-point="0" draw:end-shape="id6" draw:end-glue-point="4" svg:d="M14150 9600v-1200" svg:viewBox="0 0 1 1201">
          <text:p/>
        </draw:connector>
        <draw:frame draw:style-name="gr10" draw:text-style-name="P8" xml:id="id6" draw:id="id6" draw:layer="layout" svg:width="2.65cm" svg:height="1.484cm" svg:x="12.825cm" svg:y="6.916cm">
          <draw:text-box>
            <text:p text:style-name="P5"><text:span text:style-name="T2">Control</text:span></text:p>
            <text:p text:style-name="P5"><text:span text:style-name="T2">Registers</text:span></text:p>
          </draw:text-box>
          <draw:glue-point draw:id="4" svg:x="0cm" svg:y="5cm"/>
        </draw:frame>
        <draw:frame draw:style-name="gr11" draw:text-style-name="P9" draw:layer="layout" svg:width="2.437cm" svg:height="1.361cm" svg:x="9.163cm" svg:y="9.5cm">
          <draw:text-box>
            <text:p text:style-name="P5"><text:span text:style-name="T1">Memory </text:span></text:p>
            <text:p text:style-name="P5"><text:span text:style-name="T1">Interface</text:span></text:p>
          </draw:text-box>
        </draw:frame>
        <draw:frame draw:style-name="gr12" draw:text-style-name="P9" draw:layer="layout" svg:width="3.063cm" svg:height="0.806cm" svg:x="16.037cm" svg:y="9.8cm">
          <draw:text-box>
            <text:p text:style-name="P5"><text:span text:style-name="T1">AXI-</text:span><text:span text:style-name="T1">Stream</text:span></text:p>
          </draw:text-box>
        </draw:frame>
      </draw:page>
      <draw:page draw:name="page2" draw:style-name="dp1" draw:master-page-name="Default">
        <draw:frame draw:style-name="standard" draw:layer="layout" svg:width="14.29cm" svg:height="1.309cm" svg:x="2.018cm" svg:y="11.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15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3">8</text:span></text:p>
              </table:table-cell>
              <table:table-cell>
                <text:p text:style-name="P10"><text:span text:style-name="T3">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3">0</text:span></text:p>
              </table:table-cell>
            </table:table-row>
            <table:table-row table:style-name="ro1" table:default-cell-style-name="ce1">
              <table:table-cell table:number-columns-spanned="8">
                <text:p text:style-name="P10"><text:span text:style-name="T3">Cr/Cb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8">
                <text:p text:style-name="P10"><text:span text:style-name="T3">Y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958cm" svg:height="3.095cm" svg:x="2cm" svg:y="2cm">
          <draw:text-box>
            <text:p><text:span text:style-name="T4">Image In</text:span></text:p>
            <text:p><text:span text:style-name="T5">8-bit</text:span></text:p>
            <text:p>Pxl Fmt: grayscale</text:p>
            <text:p/>
          </draw:text-box>
        </draw:frame>
        <draw:frame draw:style-name="gr13" draw:text-style-name="P2" draw:layer="layout" svg:width="6.958cm" svg:height="3.095cm" svg:x="1.942cm" svg:y="5.605cm">
          <draw:text-box>
            <text:p><text:span text:style-name="T4">Image </text:span><text:span text:style-name="T4">Out</text:span></text:p>
            <text:p><text:span text:style-name="T5">16-bit</text:span></text:p>
            <text:p>Pxl Fmt: yuv422 (yuyv)</text:p>
            <text:p/>
          </draw:text-box>
        </draw:frame>
        <draw:frame draw:style-name="gr14" draw:text-style-name="P2" draw:layer="layout" svg:width="7.796cm" svg:height="1.673cm" svg:x="1.782cm" svg:y="10.2cm">
          <draw:text-box>
            <text:p><text:span text:style-name="T4">AXI-</text:span><text:span text:style-name="T4">Stream </text:span><text:span text:style-name="T4">Data </text:span><text:span text:style-name="T4">Format</text:span></text:p>
            <text:p/>
          </draw:text-box>
        </draw:frame>
      </draw:page>
      <draw:page draw:name="page3" draw:style-name="dp1" draw:master-page-name="Default">
        <draw:custom-shape draw:style-name="gr15" draw:text-style-name="P5" draw:layer="connectors" svg:width="0.4cm" svg:height="0.5cm" svg:x="12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" draw:layer="Layer0" svg:width="15.3cm" svg:height="11.7cm" svg:x="5.9cm" svg:y="4.7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1" draw:layer="Layer0" svg:width="3.8cm" svg:height="2.1cm" svg:x="5.9cm" svg:y="4.7cm">
            <draw:text-box>
              <text:p text:style-name="P5">Distortion</text:p>
              <text:p text:style-name="P5">Correction</text:p>
            </draw:text-box>
          </draw:frame>
        </draw:g>
        <draw:custom-shape draw:style-name="gr15" draw:text-style-name="P5" draw:layer="connectors" svg:width="0.4cm" svg:height="0.5cm" svg:x="4.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connectors" svg:width="0.4cm" svg:height="0.5cm" svg:x="4.6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connectors" svg:width="0.4cm" svg:height="0.5cm" svg:x="22.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xml:id="id11" draw:id="id11" draw:layer="layout" svg:width="2.568cm" svg:height="1.461cm" svg:x="2.3cm" svg:y="12.6cm">
          <draw:text-box>
            <text:p text:style-name="P5"><text:span text:style-name="T6">ROM</text:span></text:p>
            <text:p text:style-name="P5"><text:span text:style-name="T6">Memory</text:span></text:p>
          </draw:text-box>
          <draw:glue-point draw:id="4" svg:x="5cm" svg:y="0.146cm"/>
        </draw:frame>
        <draw:frame draw:style-name="gr19" draw:text-style-name="P12" xml:id="id12" draw:id="id12" draw:layer="layout" svg:width="3.173cm" svg:height="0.806cm" svg:x="22.5cm" svg:y="12.947cm">
          <draw:text-box>
            <text:p text:style-name="P5"><text:span text:style-name="T6">AXI-Stream</text:span></text:p>
          </draw:text-box>
          <draw:glue-point draw:id="4" svg:x="-4.998cm" svg:y="-0.037cm"/>
        </draw:frame>
        <draw:custom-shape draw:style-name="gr20" draw:text-style-name="P13" xml:id="id7" draw:id="id7" draw:layer="layout" svg:width="3cm" svg:height="3.5cm" svg:x="7.1cm" svg:y="6.7cm">
          <text:p text:style-name="P13"><text:span text:style-name="T3">Generate</text:span></text:p>
          <text:p text:style-name="P13"><text:span text:style-name="T3">Pixel Location in</text:span></text:p>
          <text:p text:style-name="P13"><text:span text:style-name="T3">Destination Im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8" draw:id="id8" draw:layer="layout" svg:width="3cm" svg:height="3.5cm" svg:x="12.1cm" svg:y="6.7cm">
          <text:p text:style-name="P13"><text:span text:style-name="T3">Calculate</text:span></text:p>
          <text:p text:style-name="P13"><text:span text:style-name="T3">Pixel Location in</text:span></text:p>
          <text:p text:style-name="P13"><text:span text:style-name="T3">Source Im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9" draw:id="id9" draw:layer="layout" svg:width="3cm" svg:height="3.5cm" svg:x="17.1cm" svg:y="6.7cm">
          <text:p text:style-name="P13"><text:span text:style-name="T3">Calculate</text:span></text:p>
          <text:p text:style-name="P13"><text:span text:style-name="T3">Pixel Address in</text:span></text:p>
          <text:p text:style-name="P13"><text:span text:style-name="T3">Memo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10" draw:id="id10" draw:layer="layout" svg:width="3cm" svg:height="3.5cm" svg:x="12.1cm" svg:y="11.6cm">
          <text:p text:style-name="P13"><text:span text:style-name="T3">Read Pixel</text:span></text:p>
          <text:p text:style-name="P13"><text:span text:style-name="T3">To</text:span></text:p>
          <text:p text:style-name="P13"><text:span text:style-name="T3">AXI-Stream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0.1cm" svg:y1="8.45cm" svg:x2="12.1cm" svg:y2="8.45cm" draw:start-shape="id7" draw:start-glue-point="1" draw:end-shape="id8" draw:end-glue-point="3" svg:d="M10100 8450h2000" svg:viewBox="0 0 2001 1">
          <text:p/>
        </draw:connector>
        <draw:connector draw:style-name="gr7" draw:text-style-name="P5" draw:layer="layout" svg:x1="15.1cm" svg:y1="8.45cm" svg:x2="17.1cm" svg:y2="8.45cm" draw:start-shape="id8" draw:start-glue-point="1" draw:end-shape="id9" draw:end-glue-point="3" svg:d="M15100 8450h2000" svg:viewBox="0 0 2001 1">
          <text:p/>
        </draw:connector>
        <draw:connector draw:style-name="gr7" draw:text-style-name="P5" draw:layer="layout" svg:x1="18.6cm" svg:y1="10.2cm" svg:x2="13.6cm" svg:y2="11.6cm" draw:start-shape="id9" draw:start-glue-point="2" draw:end-shape="id10" draw:end-glue-point="0" svg:d="M18600 10200v700h-5000v700" svg:viewBox="0 0 5001 1401">
          <text:p/>
        </draw:connector>
        <draw:connector draw:style-name="gr21" draw:text-style-name="P5" draw:layer="layout" svg:x1="4.868cm" svg:y1="13.351cm" svg:x2="12.1cm" svg:y2="13.35cm" draw:start-shape="id11" draw:start-glue-point="4" draw:end-shape="id10" draw:end-glue-point="3" svg:d="M4868 13351h3616v-1h3616" svg:viewBox="0 0 7233 2">
          <text:p/>
        </draw:connector>
        <draw:connector draw:style-name="gr7" draw:text-style-name="P5" draw:layer="layout" svg:x1="15.1cm" svg:y1="13.35cm" svg:x2="22.501cm" svg:y2="13.348cm" draw:start-shape="id10" draw:start-glue-point="1" draw:end-shape="id12" draw:end-glue-point="4" svg:d="M15100 13350h3701v-2h3700" svg:viewBox="0 0 7402 3">
          <text:p/>
        </draw:connector>
      </draw:page>
      <draw:page draw:name="page4" draw:style-name="dp1" draw:master-page-name="Default">
        <draw:frame draw:style-name="gr22" draw:text-style-name="P14" draw:layer="layout" svg:width="12.753cm" svg:height="0.962cm" svg:x="1.047cm" svg:y="2.138cm">
          <draw:text-box>
            <text:p><text:span text:style-name="T7">Calculate Pixel Position in Source Image</text:span></text:p>
          </draw:text-box>
        </draw:frame>
        <draw:frame draw:style-name="standard" draw:layer="layout" svg:width="24.399cm" svg:height="9.994cm" svg:x="1.6cm" svg:y="6.28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5"><text:span text:style-name="T7">Cycle</text:span></text:p>
              </table:table-cell>
              <table:table-cell>
                <text:p text:style-name="P15"><text:span text:style-name="T7">Equation</text:span></text:p>
              </table:table-cell>
              <table:table-cell>
                <text:p text:style-name="P15"><text:span text:style-name="T7">Note</text:span></text:p>
              </table:table-cell>
            </table:table-row>
            <table:table-row table:style-name="ro2" table:default-cell-style-name="ce3">
              <table:table-cell>
                <text:p text:style-name="P5">1</text:p>
              </table:table-cell>
              <table:table-cell>
                <text:p text:style-name="P5">NewX = i - center_x</text:p>
                <text:p text:style-name="P5">NewY = j - center_y</text:p>
              </table:table-cell>
              <table:table-cell table:style-name="ce4">
                <text:p text:style-name="P16">1x DSP Slices</text:p>
              </table:table-cell>
            </table:table-row>
            <table:table-row table:style-name="ro3" table:default-cell-style-name="ce3">
              <table:table-cell>
                <text:p text:style-name="P5">2,3</text:p>
              </table:table-cell>
              <table:table-cell>
                <text:p text:style-name="P5">R<text:span text:style-name="T8">2</text:span><text:span text:style-name="T9"> </text:span><text:span text:style-name="T10">= newX</text:span><text:span text:style-name="T8">2</text:span><text:span text:style-name="T10"> + newY</text:span><text:span text:style-name="T8">2</text:span></text:p>
              </table:table-cell>
              <table:table-cell table:style-name="ce4">
                <text:p text:style-name="P16">3x DSP Slices</text:p>
              </table:table-cell>
            </table:table-row>
            <table:table-row table:style-name="ro3" table:default-cell-style-name="ce3">
              <table:table-cell>
                <text:p text:style-name="P5">4</text:p>
              </table:table-cell>
              <table:table-cell>
                <text:p text:style-name="P5"><text:span text:style-name="T10">(R</text:span><text:span text:style-name="T8">2</text:span><text:span text:style-name="T10">/16) -&gt; theta</text:span></text:p>
              </table:table-cell>
              <table:table-cell table:style-name="ce5">
                <text:p text:style-name="P16">1x 36kb BRAM (LUT)</text:p>
              </table:table-cell>
            </table:table-row>
            <table:table-row table:style-name="ro4" table:default-cell-style-name="ce3">
              <table:table-cell>
                <text:p text:style-name="P5">5</text:p>
              </table:table-cell>
              <table:table-cell>
                <text:p text:style-name="P5">SrcX = center_x + (theta * newX)</text:p>
                <text:p text:style-name="P5">SrcY = center_y + (theta * newY)</text:p>
              </table:table-cell>
              <table:table-cell table:style-name="ce5">
                <text:p text:style-name="P16">2x DSP Slices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frame draw:style-name="gr22" draw:text-style-name="P14" draw:layer="layout" svg:width="12.753cm" svg:height="0.962cm" svg:x="1.048cm" svg:y="2.138cm">
          <draw:text-box>
            <text:p><text:span text:style-name="T7">Calculat</text:span><text:span text:style-name="T7">e Pixel </text:span><text:span text:style-name="T7">Address </text:span><text:span text:style-name="T7">in </text:span><text:span text:style-name="T7">Memory</text:span></text:p>
          </draw:text-box>
        </draw:frame>
        <draw:frame draw:style-name="standard" draw:layer="layout" svg:width="24.399cm" svg:height="3.591cm" svg:x="1.601cm" svg:y="6.285cm">
          <table:table table:template-name="default" table:use-first-row-styles="true" table:use-banding-rows-styles="true">
            <table:table-column table:style-name="co3"/>
            <table:table-column table:style-name="co6"/>
            <table:table-column table:style-name="co7"/>
            <table:table-row table:style-name="ro2" table:default-cell-style-name="ce2">
              <table:table-cell>
                <text:p text:style-name="P5"><text:span text:style-name="T7">Cycle</text:span></text:p>
              </table:table-cell>
              <table:table-cell>
                <text:p text:style-name="P15"><text:span text:style-name="T7">Equatio</text:span><text:span text:style-name="T7">n</text:span></text:p>
              </table:table-cell>
              <table:table-cell>
                <text:p text:style-name="P15"><text:span text:style-name="T7">Note</text:span></text:p>
              </table:table-cell>
            </table:table-row>
            <table:table-row table:style-name="ro2" table:default-cell-style-name="ce3">
              <table:table-cell>
                <text:p text:style-name="P5">1</text:p>
              </table:table-cell>
              <table:table-cell>
                <text:p text:style-name="P5">Address = srcX + (srcY * line_length)</text:p>
              </table:table-cell>
              <table:table-cell table:style-name="ce4">
                <text:p text:style-name="P16">1x DSP Slices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t0</svg:title>
        <svg:desc>TB block</svg:desc>
      </draw:layer>
      <draw:layer draw:name="background"/>
      <draw:layer draw:name="backgroundobjects"/>
      <draw:layer draw:name="controls"/>
      <draw:layer draw:name="measurelines"/>
      <draw:layer draw:name="Layer0" draw:protected="true">
        <svg:title>Layer0</svg:title>
        <svg:desc>TB Layer</svg:desc>
      </draw:layer>
      <draw:layer draw:name="connectors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21:32:55.448237791</meta:creation-date>
    <dc:date>2021-09-17T21:44:16.668528993</dc:date>
    <meta:editing-duration>PT4H45M21S</meta:editing-duration>
    <meta:editing-cycles>17</meta:editing-cycles>
    <meta:generator>LibreOffice/6.4.7.2$Linux_X86_64 LibreOffice_project/40$Build-2</meta:generator>
    <meta:document-statistic meta:object-count="42"/>
  </office:meta>
</office:document-meta>
</file>